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5"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6"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7"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8" style:family="paragraph" style:parent-style-name="Standard">
      <style:paragraph-properties fo:margin-left="1.4772in" fo:margin-right="0in" fo:line-height="125%" fo:text-indent="0in" style:auto-text-indent="false"/>
      <style:text-properties fo:color="#000000"/>
    </style:style>
    <style:style style:name="P19"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20"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21"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22" style:family="paragraph" style:parent-style-name="Preformatted_20_Text">
      <style:paragraph-properties fo:line-height="125%"/>
      <style:text-properties fo:color="#000000" style:font-name="Times New Roman" fo:font-size="12pt" style:font-size-asian="12pt" style:font-size-complex="12pt"/>
    </style:style>
    <style:style style:name="P23"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4"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5" style:family="paragraph" style:parent-style-name="Preformatted_20_Text">
      <style:paragraph-properties fo:line-height="110%"/>
      <style:text-properties fo:color="#000000" style:font-name="Times New Roman" fo:font-size="12pt" fo:font-weight="normal" style:font-size-asian="12pt" style:font-weight-asian="normal" style:font-size-complex="12pt" style:font-weight-complex="normal"/>
    </style:style>
    <style:style style:name="P26" style:family="paragraph" style:parent-style-name="Preformatted_20_Text">
      <style:paragraph-properties fo:line-height="125%"/>
      <style:text-properties fo:color="#000000"/>
    </style:style>
    <style:style style:name="P27" style:family="paragraph" style:parent-style-name="Preformatted_20_Text">
      <style:paragraph-properties fo:line-height="125%"/>
      <style:text-properties fo:color="#000000" style:font-name="Courier New" fo:font-size="10pt" style:font-size-asian="10pt" style:font-size-complex="10pt"/>
    </style:style>
    <style:style style:name="P28" style:family="paragraph" style:parent-style-name="Preformatted_20_Text">
      <style:paragraph-properties fo:line-height="125%"/>
      <style:text-properties fo:color="#000000" style:font-name="Courier" fo:font-size="12pt" fo:font-weight="normal" style:font-size-asian="12pt" style:font-weight-asian="normal" style:font-size-complex="12pt" style:font-weight-complex="normal"/>
    </style:style>
    <style:style style:name="P29"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30"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31"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32"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33"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34"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35"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6"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7"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38"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9" style:family="paragraph" style:parent-style-name="Preformatted_20_Text" style:list-style-name="L3">
      <style:paragraph-properties fo:line-height="125%"/>
      <style:text-properties fo:color="#000000" style:font-name="Courier New" fo:font-size="10pt" style:font-size-asian="10pt" style:font-size-complex="10pt"/>
    </style:style>
    <style:style style:name="P40"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41"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42"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43"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44" style:family="paragraph" style:parent-style-name="Preformatted_20_Text" style:list-style-name="L4"/>
    <style:style style:name="P45" style:family="paragraph" style:parent-style-name="Preformatted_20_Text" style:list-style-name="L4">
      <style:paragraph-properties fo:line-height="110%"/>
      <style:text-properties fo:font-variant="normal" fo:text-transform="none" fo:font-size="12pt" fo:letter-spacing="normal" style:font-size-asian="12pt" style:font-size-complex="12pt"/>
    </style:style>
    <style:style style:name="P46" style:family="paragraph" style:parent-style-name="Preformatted_20_Text" style:list-style-name="L4">
      <style:paragraph-properties fo:line-height="110%"/>
      <style:text-properties fo:font-size="12pt" style:font-size-asian="12pt" style:font-size-complex="12pt"/>
    </style:style>
    <style:style style:name="P47" style:family="paragraph" style:parent-style-name="Preformatted_20_Text" style:list-style-name="L4">
      <style:text-properties fo:font-size="12pt" style:font-size-asian="12pt" style:font-size-complex="12pt"/>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style:style style:name="T21" style:family="text">
      <style:text-properties style:font-name="Courie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Master's Thesis Proposal: Formal Theory of Communication in Concurrent ML</text:p>
      <text:p text:style-name="P24">Thomas Logan</text:p>
      <text:p text:style-name="P23"/>
      <text:p text:style-name="P23">Summary</text:p>
      <text:p text:style-name="P22"><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22"/>
      <text:p text:style-name="P23">Overview</text:p>
      <text:p text:style-name="P22"><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22"><text:tab/>Concurrent ML is a concurrent programming language. <text:s/>I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22"/>
      <text:p text:style-name="P20"><text:span text:style-name="T2">type</text:span><text:span text:style-name="T1"> thread_id</text:span></text:p>
      <text:p text:style-name="P21"><text:span text:style-name="T8">val</text:span> spawn<text:span text:style-name="T9">: </text:span>(unit <text:span text:style-name="T9">-&gt;</text:span> unit) -&gt; thread_id</text:p>
      <text:p text:style-name="P22"/>
      <text:p text:style-name="P22">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22"/>
      <text:p text:style-name="P21"><text:span text:style-name="T8">type</text:span> 'a chan</text:p>
      <text:p text:style-name="P21"><text:span text:style-name="T8">val</text:span> channel : unit -&gt; 'a chan</text:p>
      <text:p text:style-name="P21"><text:span text:style-name="T8">val</text:span> recv : 'a chan -&gt; 'a</text:p>
      <text:p text:style-name="P21"><text:span text:style-name="T8">val</text:span> send : ('a chan * 'a) -&gt; unit</text:p>
      <text:p text:style-name="P22"/>
      <text:p text:style-name="P22">A given channel can have any arbitrary number of processe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4"><text:span text:style-name="T8"><text:s text:c="2"/>type</text:span> serv</text:p>
      <text:p text:style-name="P14"><text:span text:style-name="T8"><text:s text:c="2"/>val</text:span><text:span text:style-name="T9"> make : unit -&gt; serv</text:span></text:p>
      <text:p text:style-name="P14"><text:span text:style-name="T8"><text:s text:c="2"/>val </text:span>call : serv * int -&gt; int</text:p>
      <text:p text:style-name="P15">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4"><text:span text:style-name="T8"><text:s text:c="2"/>datatype</text:span> serv = <text:span text:style-name="T9">S</text:span> <text:span text:style-name="T8">of</text:span><text:span text:style-name="T9"> (int * int chan) chan </text:span></text:p>
      <text:p text:style-name="P16"/>
      <text:p text:style-name="P14"><text:span text:style-name="T8"><text:s text:c="2"/>fun</text:span><text:span text:style-name="T9"> make () </text:span>= <text:span text:style-name="T8">let</text:span> </text:p>
      <text:p text:style-name="P14"><text:span text:style-name="T8"><text:s text:c="4"/>val</text:span> reqCh = channel ()</text:p>
      <text:p text:style-name="P14"><text:span text:style-name="T8"><text:s text:c="4"/></text:span><text:span text:style-name="T8">fun</text:span> loop state = <text:span text:style-name="T8">let</text:span></text:p>
      <text:p text:style-name="P14"><text:span text:style-name="T8"><text:s text:c="4"/></text:span><text:span text:style-name="T8"><text:s text:c="2"/>val </text:span>(v, replCh) = recv reqCh</text:p>
      <text:p text:style-name="P14"><text:span text:style-name="T8"><text:s text:c="4"/>in</text:span> </text:p>
      <text:p text:style-name="P14"><text:s text:c="6"/>send (replCh, state);</text:p>
      <text:p text:style-name="P14"><text:s text:c="6"/>loop v </text:p>
      <text:p text:style-name="P14"><text:span text:style-name="T8"><text:s text:c="4"/>end</text:span> <text:s text:c="3"/></text:p>
      <text:p text:style-name="P15"><text:s text:c="2"/>in</text:p>
      <text:p text:style-name="P14"><text:span text:style-name="T8"><text:s text:c="4"/></text:span>spawn (<text:span text:style-name="T8">fn</text:span> () =&gt; loop 0);</text:p>
      <text:p text:style-name="P14"><text:s text:c="4"/>S reqCh</text:p>
      <text:p text:style-name="P14"><text:span text:style-name="T8"><text:s text:c="2"/>end</text:span> </text:p>
      <text:p text:style-name="P14"/>
      <text:p text:style-name="P14"><text:span text:style-name="T8"><text:s text:c="2"/>fun</text:span> call (server, v) = <text:span text:style-name="T8">let</text:span> </text:p>
      <text:p text:style-name="P14"><text:s text:c="4"/><text:span text:style-name="T8">val</text:span> S reqCh = server</text:p>
      <text:p text:style-name="P14"><text:span text:style-name="T8"><text:s text:c="4"/>val</text:span> replCh = channel ()</text:p>
      <text:p text:style-name="P14"><text:span text:style-name="T8"><text:s text:c="2"/>in</text:span> </text:p>
      <text:p text:style-name="P14"><text:s text:c="4"/>send (reqCh, (v, replCh));</text:p>
      <text:p text:style-name="P14"><text:s text:c="4"/>recv replCh </text:p>
      <text:p text:style-name="P15"><text:s text:c="2"/>end</text:p>
      <text:p text:style-name="P15">end</text:p>
      <text:p text:style-name="P2">Listing 2: Implementation of servers</text:p>
      <text:p text:style-name="P26"><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process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6"><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22"/>
      <text:p text:style-name="P21"><text:span text:style-name="T8">type</text:span> 'a event</text:p>
      <text:p text:style-name="P21"><text:span text:style-name="T8">val</text:span> sync : 'a event -&gt; 'a</text:p>
      <text:p text:style-name="P21"><text:span text:style-name="T8">val</text:span> recvEvt : 'a chan -&gt; 'a event</text:p>
      <text:p text:style-name="P21"><text:span text:style-name="T8">val</text:span> sendEvt : 'a chan * 'a -&gt; unit event</text:p>
      <text:p text:style-name="P21"><text:span text:style-name="T8">val</text:span> choose: 'a event * 'a event -&gt; 'a event</text:p>
      <text:p text:style-name="P21"/>
      <text:p text:style-name="P21"><text:span text:style-name="T8">fun </text:span>send (ch, v) = sync (sendEvt (ch, v))</text:p>
      <text:p text:style-name="P21"><text:span text:style-name="T8">fun</text:span> recv v = sync (recvEvt v)</text:p>
      <text:p text:style-name="P22"/>
      <text:p text:style-name="P22"><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processes, resulting in code that is brittle under <text:soft-page-break/>modification.</text:p>
      <text:p text:style-name="P22"><text:s text:c="2"/></text:p>
      <text:p text:style-name="P21"><text:span text:style-name="T8">val</text:span> thenEvt: 'a event * ('a -&gt; 'b event) <text:s/>-&gt; 'b event</text:p>
      <text:p text:style-name="P21"/>
      <text:p text:style-name="P22">When <text:s/><text:span text:style-name="T1">thenEvt</text:span> is synchronized on, either all of its constituent events and abstractions evaluate in isolation, or none evaluate.</text:p>
      <text:p text:style-name="P22"/>
      <text:p text:style-name="P22"><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on the same channel. <text:s/>The multiprocessor implementation of communication is more expensive than that of the uniprocessor, since it must consider additional states related to competing processes making partial communication progress.[10]</text:p>
      <text:p text:style-name="P22"><text:tab/>Channels known to have only one sender or one receiver can have lower communication costs than those with arbitrary number of senders and arbitrary number of receivers, since some of the cost of handling competing processes can be avoided. <text:s/>Concurrent ML does not provide language features for multiple types of channels distinguished by their communication topologies, or the number of processe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5">val <text:span text:style-name="T9">server = Serv.make ()</text:span></text:p>
      <text:p text:style-name="P16"><text:span text:style-name="T8">val</text:span> _ = spawn (fn () =&gt; Serv.call (server, 35))</text:p>
      <text:p text:style-name="P16"><text:span text:style-name="T8">val</text:span> _ = spawn (fn () =&gt; </text:p>
      <text:p text:style-name="P6"><text:tab/><text:tab/><text:tab/> <text:s/>Serv.call (server, 12); </text:p>
      <text:p text:style-name="P16"><text:s text:c="2"/>Serv.call (server, 13)</text:p>
      <text:p text:style-name="P16">)</text:p>
      <text:p text:style-name="P16"><text:span text:style-name="T8">val</text:span> _ = spawn (fn () =&gt; Serv.call (server, 81))</text:p>
      <text:p text:style-name="P16"><text:span text:style-name="T8">val</text:span> _ = spawn (fn () =&gt; Serv.call (server, 44))</text:p>
      <text:p text:style-name="P19"/>
      <text:p text:style-name="P5"><text:span text:style-name="T19">Since there are four processes that make calls to the server, the server's particular </text:span><text:span text:style-name="T5">reqCh</text:span><text:span text:style-name="T19"> has four senders. <text:s/>Servers are created with only one process listening for requests, so the </text:span><text:span text:style-name="T5">reqCh</text:span><text:span text:style-name="T19"> of this server </text:span><text:soft-page-break/><text:span text:style-name="T19">has just one receiver. <text:s/>So the server's </text:span><text:span text:style-name="T5">reqCh</text:span><text:span text:style-name="T19"> is classified as fan-in. <text:s/>Each use of </text:span><text:span text:style-name="T5">call</text:span><text:span text:style-name="T19"> creates a 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22"><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22"/>
      <text:p text:style-name="P18"><text:span text:style-name="T3">structure</text:span><text:span text:style-name="T4"> Serv :&gt; SERV = </text:span><text:span text:style-name="T3">struct </text:span></text:p>
      <text:p text:style-name="P14"><text:span text:style-name="T8"><text:s text:c="2"/>datatype</text:span> serv = <text:span text:style-name="T9">S</text:span> <text:span text:style-name="T8">of</text:span><text:span text:style-name="T9"> (int * int chan) chan </text:span></text:p>
      <text:p text:style-name="P16"/>
      <text:p text:style-name="P14"><text:span text:style-name="T8"><text:s text:c="2"/>fun</text:span><text:span text:style-name="T9"> make () </text:span>= <text:span text:style-name="T8">let</text:span> </text:p>
      <text:p text:style-name="P14"><text:span text:style-name="T8"><text:s text:c="4"/>val</text:span> reqCh = <text:span text:style-name="T17">FanIn.</text:span>channel()</text:p>
      <text:p text:style-name="P14"><text:span text:style-name="T8"><text:s text:c="4"/></text:span><text:span text:style-name="T8">fun</text:span> loop state = <text:span text:style-name="T8">let</text:span></text:p>
      <text:p text:style-name="P14"><text:span text:style-name="T8"><text:s text:c="6"/>val </text:span>(v, replCh) = <text:span text:style-name="T17">FanIn.</text:span>recv reqCh</text:p>
      <text:p text:style-name="P14"><text:span text:style-name="T8"><text:s text:c="4"/>in</text:span> </text:p>
      <text:p text:style-name="P14"><text:s text:c="6"/><text:span text:style-name="T17">OneShot.</text:span><text:span text:style-name="T18">send (replCh, state)</text:span>;</text:p>
      <text:p text:style-name="P14"><text:s text:c="6"/>loop v </text:p>
      <text:p text:style-name="P14"><text:span text:style-name="T8"><text:s text:c="4"/>end</text:span> <text:s text:c="3"/></text:p>
      <text:p text:style-name="P15"><text:s text:c="2"/>in</text:p>
      <text:p text:style-name="P14"><text:span text:style-name="T8"><text:s text:c="4"/></text:span>spawn (<text:span text:style-name="T8">fn</text:span> () =&gt; loop 0);</text:p>
      <text:p text:style-name="P14"><text:s text:c="4"/>S reqCh</text:p>
      <text:p text:style-name="P14"><text:span text:style-name="T8"><text:s text:c="2"/>end</text:span> </text:p>
      <text:p text:style-name="P14"/>
      <text:p text:style-name="P14"><text:span text:style-name="T8"><text:s text:c="2"/>fun</text:span> call (server, v) = <text:span text:style-name="T8">let</text:span> </text:p>
      <text:p text:style-name="P14"><text:s text:c="4"/><text:span text:style-name="T8">val</text:span> S reqCh = server</text:p>
      <text:p text:style-name="P14"><text:span text:style-name="T8"><text:s text:c="4"/>val</text:span> replCh = <text:span text:style-name="T17">OneShot</text:span>.channel ()</text:p>
      <text:p text:style-name="P14"><text:span text:style-name="T8"><text:s text:c="2"/>in</text:span> </text:p>
      <text:p text:style-name="P14"><text:s text:c="4"/><text:span text:style-name="T17">FanIn.</text:span>send (reqCh, (v, replCh));</text:p>
      <text:p text:style-name="P14"><text:s text:c="4"/><text:span text:style-name="T17">OneShot.</text:span>recv replCh </text:p>
      <text:p text:style-name="P15"><text:s text:c="2"/>end</text:p>
      <text:p text:style-name="P15">end</text:p>
      <text:p text:style-name="P15"/>
      <text:p text:style-name="P22">Without a static analysis to check the usage of the special channels, one could inadvertently use a one-shot channel for a channel that has multiple senders, resulting in runtime behavior inconsistent with the general semantics of channel synchronization.</text:p>
      <text:p text:style-name="P22"><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text:soft-page-break/>computable iff there exists an algorithm that determines all the values described by the analysis on any input program.</text:p>
      <text:p text:style-name="P22"/>
      <text:p text:style-name="P22"><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22"><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22"><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22"/>
      <text:list xml:id="list809487973802689193" text:style-name="L1">
        <text:list-item>
          <text:p text:style-name="P34">let</text:p>
        </text:list-item>
        <text:list-item>
          <text:p text:style-name="P37"><text:s text:c="2"/><text:span text:style-name="T8">val</text:span> w = 4</text:p>
        </text:list-item>
        <text:list-item>
          <text:p text:style-name="P37"><text:s text:c="2"/><text:span text:style-name="T8">val</text:span> x = ref 1</text:p>
        </text:list-item>
        <text:list-item>
          <text:p text:style-name="P37"><text:s text:c="2"/><text:span text:style-name="T8">val</text:span> y = ref 2</text:p>
        </text:list-item>
        <text:list-item>
          <text:p text:style-name="P37"><text:s text:c="2"/><text:span text:style-name="T8">val</text:span> z = (!x + 1) + (!y + 2) + (w - 3); </text:p>
        </text:list-item>
        <text:list-item>
          <text:p text:style-name="P37"><text:s text:c="2"/><text:span text:style-name="T8">val</text:span> w = 1</text:p>
        </text:list-item>
        <text:list-item>
          <text:p text:style-name="P34">in</text:p>
        </text:list-item>
        <text:list-item>
          <text:p text:style-name="P37"><text:s text:c="2"/>y := 0;</text:p>
        </text:list-item>
        <text:list-item>
          <text:p text:style-name="P37"><text:s text:c="2"/>(!y + 2) - (!x + 1) * (w – 3)</text:p>
        </text:list-item>
        <text:list-item>
          <text:p text:style-name="P34">end</text:p>
        </text:list-item>
      </text:list>
      <text:p text:style-name="P22"><text:tab/></text:p>
      <text:p text:style-name="P22">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22"><text:tab/>Another inefficiency is that programs may perform computations, but then ignore their results. <text:s/><text:soft-page-break/>Such dead code can be detected by a liveness analysis. <text:s/>The analysis describes for each program point, the set of variables and references whose values might be used in the remainder of the program.</text:p>
      <text:p text:style-name="P22"/>
      <text:list xml:id="list315839707487542321" text:style-name="L2">
        <text:list-item>
          <text:p text:style-name="P40"><text:span text:style-name="T2">let</text:span><text:span text:style-name="T1"> </text:span></text:p>
        </text:list-item>
        <text:list-item>
          <text:p text:style-name="P40"><text:span text:style-name="T1"><text:s text:c="2"/></text:span><text:span text:style-name="T2">val</text:span><text:span text:style-name="T1"> x = 1 <text:s text:c="3"/></text:span></text:p>
        </text:list-item>
        <text:list-item>
          <text:p text:style-name="P40"><text:span text:style-name="T1"><text:s text:c="2"/></text:span><text:span text:style-name="T2">val</text:span><text:span text:style-name="T1"> y = 2</text:span></text:p>
        </text:list-item>
        <text:list-item>
          <text:p text:style-name="P40"><text:span text:style-name="T1"><text:s text:c="2"/></text:span><text:span text:style-name="T2">val</text:span><text:span text:style-name="T1"> z = ref (4 * 73)</text:span></text:p>
        </text:list-item>
        <text:list-item>
          <text:p text:style-name="P40"><text:span text:style-name="T1"><text:s text:c="2"/></text:span><text:span text:style-name="T2">val</text:span><text:span text:style-name="T1"> x = 4</text:span></text:p>
        </text:list-item>
        <text:list-item>
          <text:p text:style-name="P40"><text:span text:style-name="T2">in</text:span><text:span text:style-name="T1"> </text:span></text:p>
        </text:list-item>
        <text:list-item>
          <text:p text:style-name="P38"><text:s text:c="2"/>z := 1; </text:p>
        </text:list-item>
        <text:list-item>
          <text:p text:style-name="P38"><text:s text:c="2"/>x * !z</text:p>
        </text:list-item>
        <text:list-item>
          <text:p text:style-name="P35">end</text:p>
        </text:list-item>
      </text:list>
      <text:p text:style-name="P22"/>
      <text:p text:style-name="P22"><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22"><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22"/>
      <text:list xml:id="list7864183661731650628" text:style-name="L3">
        <text:list-item>
          <text:p text:style-name="P41"><text:span text:style-name="T2">let</text:span><text:span text:style-name="T1"> </text:span></text:p>
        </text:list-item>
        <text:list-item>
          <text:p text:style-name="P41"><text:span text:style-name="T1"><text:s text:c="2"/></text:span><text:span text:style-name="T2">val</text:span><text:span text:style-name="T1"> f = </text:span><text:span text:style-name="T2">fn</text:span><text:span text:style-name="T1"> x =&gt; x 1</text:span></text:p>
        </text:list-item>
        <text:list-item>
          <text:p text:style-name="P41"><text:span text:style-name="T1"><text:s text:c="2"/></text:span><text:span text:style-name="T2">val</text:span><text:span text:style-name="T1"> g = </text:span><text:span text:style-name="T2">fn</text:span><text:span text:style-name="T1"> y =&gt; y + 2</text:span></text:p>
        </text:list-item>
        <text:list-item>
          <text:p text:style-name="P41"><text:span text:style-name="T1"><text:s text:c="2"/></text:span><text:span text:style-name="T2">val</text:span><text:span text:style-name="T1"> h = </text:span><text:span text:style-name="T2">fn</text:span><text:span text:style-name="T1"> z =&gt; z + 3</text:span></text:p>
        </text:list-item>
        <text:list-item>
          <text:p text:style-name="P41"><text:span text:style-name="T2">in</text:span><text:span text:style-name="T1"> </text:span></text:p>
        </text:list-item>
        <text:list-item>
          <text:p text:style-name="P39"><text:s text:c="2"/>(f g) + (f h)</text:p>
        </text:list-item>
        <text:list-item>
          <text:p text:style-name="P36">end</text:p>
        </text:list-item>
      </text:list>
      <text:p text:style-name="P22"/>
      <text:p text:style-name="P22"><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oft-page-break/><text:span text:style-name="T10">abstract value information was really for its the control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22"><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22"/>
      <text:p text:style-name="P22"><text:tab/>For a subset of Concurrent ML without event combinators, Reppy and <text:s/>Xiao developed an efficient algorithmic analysis that determines for each channel all abstract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22"><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22"><text:tab/>Reppy and Xiao informally prove soundness of their analysis by showing that their analysis claims that more than one process sends (or receives) on a channel if the execution allows more than one to send (or receive) on a that channel. <text:s/>The proof of soundness depends on the ability to relate the execution of a program to the static analysis of a program. <text:s/>The static analysis describes processes in <text:soft-page-break/>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22"/>
      <text:p text:style-name="P22"><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22"><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22"><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text:soft-page-break/>defines the conditions sufficient for a construction to be valid, and at least one of the enumerated 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22"/>
      <text:p text:style-name="P29"><text:span text:style-name="T8">datatype</text:span> 'a list = Nil | Cons 'a "'a list"</text:p>
      <text:p text:style-name="P29"/>
      <text:p text:style-name="P32"><text:span text:style-name="T8">inductive</text:span> sorted :: "('a ⇒ 'a ⇒ bool) ⇒ 'a list ⇒ bool" where</text:p>
      <text:p text:style-name="P32"><text:s text:c="2"/>Nil : "sorted P Nil" |</text:p>
      <text:p text:style-name="P32"><text:s text:c="2"/>Single : "sorted P (Cons x Nil)" |</text:p>
      <text:p text:style-name="P32"><text:s text:c="2"/>Cons : "P x y ⟹ sorted P (Cons y ys) ⟹ sorted P (Cons x (Cons y ys))"</text:p>
      <text:p text:style-name="P22"/>
      <text:p text:style-name="P22">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22"/>
      <text:p text:style-name="P30">datatype<text:span text:style-name="T9"> nat = Z | S nat </text:span></text:p>
      <text:p text:style-name="P30"/>
      <text:p text:style-name="P30">inductive<text:span text:style-name="T9"> lte :: “nat =&gt; nat =&gt; bool” </text:span>where</text:p>
      <text:p text:style-name="P31"><text:s text:c="2"/>Eq : “lte n n” |</text:p>
      <text:p text:style-name="P31"><text:s text:c="2"/>Lt : “lte n1 n2 ==&gt; lte n1 (S n2)”</text:p>
      <text:p text:style-name="P30"/>
      <text:p text:style-name="P30">theorem<text:span text:style-name="T9"> “</text:span></text:p>
      <text:p text:style-name="P31"><text:s text:c="2"/>sorted lte (Cons (Z) (Cons (S Z) (Cons (S Z) (Cons (S (S (S Z))) Nil))))</text:p>
      <text:p text:style-name="P31">”</text:p>
      <text:p text:style-name="P30"><text:s/>apply<text:span text:style-name="T9"> (rule Cons)</text:span></text:p>
      <text:p text:style-name="P30"><text:s text:c="2"/>apply<text:span text:style-name="T9"> (rule Lt)</text:span></text:p>
      <text:p text:style-name="P30"><text:s text:c="2"/>apply<text:span text:style-name="T9"> (rule Eq)</text:span></text:p>
      <text:p text:style-name="P30"><text:s/>apply<text:span text:style-name="T9"> (rule Cons)</text:span></text:p>
      <text:p text:style-name="P30"><text:s text:c="2"/>apply<text:span text:style-name="T9"> (rule Eq)</text:span></text:p>
      <text:p text:style-name="P30"><text:s/>apply<text:span text:style-name="T9"> (rule Cons)</text:span></text:p>
      <text:p text:style-name="P30"><text:s text:c="2"/>apply<text:span text:style-name="T9"> (rule Lt)</text:span></text:p>
      <text:p text:style-name="P30"><text:s text:c="2"/>apply<text:span text:style-name="T9"> (rule Lt)</text:span></text:p>
      <text:p text:style-name="P30"><text:s text:c="2"/>apply<text:span text:style-name="T9"> (rule Eq)</text:span></text:p>
      <text:p text:style-name="P30"><text:s/>apply<text:span text:style-name="T9"> (rule Single)</text:span></text:p>
      <text:p text:style-name="P30">done</text:p>
      <text:p text:style-name="P22"/>
      <text:p text:style-name="P22">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text:soft-page-break/>propositions are valid.</text:p>
      <text:p text:style-name="P27"/>
      <text:p text:style-name="P14"><text:span text:style-name="T14">definition</text:span><text:span text:style-name="T15"> True :: bool </text:span><text:span text:style-name="T14">where</text:span><text:span text:style-name="T15"> </text:span></text:p>
      <text:p text:style-name="P17"><text:s text:c="2"/>"True ≡ ((λx::bool. x) = (λx. x))"</text:p>
      <text:p text:style-name="P17"/>
      <text:p text:style-name="P14"><text:span text:style-name="T14">definition</text:span><text:span text:style-name="T15"> False :: bool </text:span><text:span text:style-name="T14">where</text:span><text:span text:style-name="T15"> </text:span></text:p>
      <text:p text:style-name="P17"><text:s text:c="2"/>"False ≡ (∀P. P)"</text:p>
      <text:p text:style-name="P33"/>
      <text:p text:style-name="P23">Hypothesis</text:p>
      <text:p text:style-name="P22"><text:tab/>I will derive a static analysis from Reppy and Xiao's algorithm, describing for each channel in a program, all processe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23"/>
      <text:p text:style-name="P23">Evaluation</text:p>
      <text:p text:style-name="P23"><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4"/>
      <text:p text:style-name="P23">Architecture</text:p>
      <text:p text:style-name="P22"><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text:soft-page-break/>semantics, I will borrow Reppy and Xiao's strategy of stepping between sets of control paths tied to terms.</text:p>
      <text:p text:style-name="P22"><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22"><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A modification of Listing 2 illustrates the restrictive grammar applied to Concurrent ML.</text:p>
      <text:p text:style-name="P22"/>
      <text:p text:style-name="P22"/>
      <text:p text:style-name="P22"/>
      <text:p text:style-name="P23">Implementation</text:p>
      <text:p text:style-name="P23"/>
      <text:p text:style-name="P24"><text:s/><text:tab/>We describe possible implementations of specialized and unspecialized Concurrent ML using feasible low-level thread-centric features such as wait and poll. <text:s/>The thread-centric approach allows us to focus on optimizations common to many implementations by decoupling the implementation of communication features from thread scheduling and management. <text:s/>Depending on the low level features provided by existing language implementations, Concurrent ML could be implemented in terms of lower level features, as is the case in SML/NJ and MLton. <text:s/>It could also be implemented as primitive features within a compiler and runtime or interpreter. <text:s/>Analyzing and optimizing Concurrent ML would require treating the language as an object, so implementing its features as primitives would make the most sense. <text:s/>Thus, one can think of the implementation shown here as an intermediate representation presented with concrete syntax.</text:p>
      <text:p text:style-name="P10"><text:span text:style-name="T9"><text:tab/>The benefits of specialization would be much more significant ins multiprocessor implementations rather than single processor implementations. <text:s/>A single processor implementation could avoid overhead caused by contention to acquire locks, by coupling the implementation of </text:span><text:soft-page-break/><text:span text:style-name="T9">channels with scheduling and only scheduling send and recv operations when no other pending operations have yet to start or have already finished. <text:s/>Reppy's implementation of Concurrent ML uses SML/NJ's first class continuations to implement scheduling and communication as one with low overhead. <text:s/>However, a multiprocessor implementation would allow threads to run on different processors for increased parallelism and would not be able to mandate when threads are attempted relative to others without losing the parallel advantage. <text:s/>The cost of trying to achieve parallelism is increased overhead due to contention over acquiring locks.</text:span></text:p>
      <text:p text:style-name="P24"/>
      <text:p text:style-name="P24"/>
      <text:p text:style-name="P10">ManyToMany Channel </text:p>
      <text:p text:style-name="P11"><text:tab/>A channel can be in one of three states. <text:s/>Either some threads are trying to send through it, some threads are trying to receive from it, or no threads are trying to send or receive. <text:s/>Additionally a channel is composed of a mutex lock, so that send and recv operations can yield to each other when updating the channel state. <text:s/>When multiple threads are trying to send on a channel, the channel is associated with a queue consisting of messages to be sent, along with conditions waited on by sending threads. When multiple threads are trying to receive on a channel, the channel is associated with a queue consisting of initially empty cells accessible by receiving threads and conditions waited on by the receiving threads. The three states are represented by the datatype chan_content. <text:s/>The channel is represented by the chan datatype, which is composed of a reference to chan_content and a mutex lock. <text:s/></text:p>
      <text:p text:style-name="P11"><text:tab/>The send operation acquires the channel's lock to ensure that it updates the channel based on any one of its latest state. <text:s/>If there are threads trying to receive from the channel, the send operation dequeues an item from the state's associated queue. <text:s/>The item consists of a condition waited on by a receiving thread and an empty cell that can be accessed by the receiving thread. <text:s/>It deposits the message in the cell and signals on the condition, updates the channel state to inactive if there are no further receiving threads waiting, then releases the lock, signals on the condition and returns the unit value. <text:s/>If there are no threads trying to receive from the channel, the send operation updates the channel state to that of trying to send with an additional condition and message in the associated queue. <text:s/>It releases the lock and waits on the enqueued condition. <text:s/>Once a receiving thread signals on the same condition, the send operation returns with the unit value.</text:p>
      <text:p text:style-name="P10"><text:span text:style-name="T9"><text:tab/>The recv operation acquires the channel's lock to ensure that it updates the channel based on any one of its latest state. <text:s/>If there are threads trying to send on the channel, the recv operation dequeues an item from the state's associated queue. <text:s/>The item consists of a condition waited on by a sending thread along with a message to be sent. <text:s/>It signals the condition and updates the channel state to inactive if there are no further sending threads waiting, then releases the lock and returns the sent message. <text:s/>If there are no threads trying to send on the channel, the recv operation updates the channel state to that of trying to receive with an additional condition and empty cell in the associated queue. <text:s/>It releases the lock and waits on the enqueued condition. <text:s/>Once a sending thread signals on the same condition, the </text:span><text:soft-page-break/><text:span text:style-name="T9">recv operation returns with the value deposited in the cell by a sending thread.</text:span></text:p>
      <text:p text:style-name="P11"><text:tab/></text:p>
      <text:p text:style-name="P24"/>
      <text:p text:style-name="P24"/>
      <text:p text:style-name="P10">FanOut Channel </text:p>
      <text:p text:style-name="P11"><text:tab/>Implementation of fan-out channels, compared to that of many-to-many channels, requires fewer steps to synchronize and can execute more steps outside of critical regions, which reduces contention for locks. <text:s/>A channel is composed of a lock and one of three possible states, as is the case for many-to-many channels. <text:s/>However, the state of a thread trying to send need only be associated with one condition and one message. <text:s/></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threads trying to receive on the channel, then the send operation acquires the lock, then dequeues an item from the associated queue where the item consists of recvCond, a condition waited on by a receiving thread, and a cell for depositing the message to that receiving thread. <text:s/>It deposits the message in the cell, updates the state to inactive there are no further items on the queue, then releases the lock. <text:s/>Then it signals on the condition and returns the unit value. The lock is acquired after the state is determined to be that of threads trying to receive, since the expectation is that the current thread is the only one that tries to update the channel from that state. <text:s/>If the communication topology analysis were incorrect and and there were actually multiple threads that could call the send operation, then there might be data races. <text:s/>Likewise, due to the expectation of a single thread sending on the channel, the send operation should never witness the state of threads already trying to send.</text:p>
      <text:p text:style-name="P11"><text:tab/>The recv operation acquires the lock and checks the state of the channel, just as the recv operation for many-to-many channels. <text:s/>If the channel is in a state where there is no already trying to send, then it behaves the same as the recv operation of many-to-many channels. <text:s/>If there is already a thread trying to receive, then it updates the state to inactive and releases the lock. <text:s/>Then it signals on the state's associated condition, which is waited on by a sending thread, and returns the states' associated message.</text:p>
      <text:p text:style-name="P11"/>
      <text:p text:style-name="P10">FanIn Channel </text:p>
      <text:p text:style-name="P11">The implementation of fan-in channels is very similar to that of fan-out channels.</text:p>
      <text:p text:style-name="P11"/>
      <text:p text:style-name="P10">OneToOne Channel</text:p>
      <text:p text:style-name="P11"><text:tab/>a one-to-one channel can also be in one of three possible states, but there is no associated lock. Additional, none of the states are associated with queues. <text:s/>Instead, there is a possible state of a thread <text:soft-page-break/>trying to send, with a condition and a message, or a possible state of a thread trying to receive with a condition and an empty cell, or a possible inactive state.</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a thread trying to receive on the channel, then it deposits the message in the state's associated cell, updates the channel state to inactive, then signals on the state's associated condition and returns the unit value. <text:s/>If the communication analysis for the channel is correctly one-to-one, then there should be no other thread trying update the state from the state of a thread trying to receive, and no thread modifies that particular state, so no locks are necessary. <text:s/>Likewise, the send operation should never witness the state of another thread already trying to send, if it is truly one-to-one.</text:p>
      <text:p text:style-name="P11"><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updates the channel state to inactive, then signals on the state's associated condition and returns the message associated with the sending thread. <text:s/>If the communication analysis for the channel is correctly one-to-one, then there should be no other thread trying update the state from the state of a thread trying to send, and no thread modifies that particular state, so no locks are necessary. <text:s/>Likewise, the recv operation should never witness the state of another thread already trying to receive, if it is truly one-to-one.</text:p>
      <text:p text:style-name="P11"/>
      <text:p text:style-name="P10">OneShot Channel</text:p>
      <text:p text:style-name="P10"><text:tab/><text:span text:style-name="T9">A one-shot channel consists of the same possible states as a one-to-one channel, but is additionally associated with a mutex lock, to account for the fact that multiple threads may try to receive on the channel, even though only at most one message is ever sent.</text:span></text:p>
      <text:p text:style-name="P11"><text:tab/>The send operation is like that of one-to-one channels, except that if the state is that of a thread trying to receive, it simply deposits the message and signals on the associated condition, without updating the channel's state to inactive, which would be unnecessary, since no further attempts to send are expected.</text:p>
      <text:p text:style-name="P10"><text:span text:style-name="T9"><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acquires the lock, signals on the state's associated condition and returns the message associated with the sending thread, without ever releasing the lock, so that </text:span><text:soft-page-break/><text:span text:style-name="T9">competing receiving threads will know to not progress. <text:s/>If the state is that of a thread trying to receive on the channel, the it acquires the lock, which should block the current thread forever, if there truly is only one send ever.</text:span></text:p>
      <text:p text:style-name="P11"/>
      <text:p text:style-name="P10">OneShotToOne Channel</text:p>
      <text:p text:style-name="P11"><text:tab/>An even more restrictive version of a channel with at most one send could be used if it's determined that the number of receiving threads is at most one. <text:s/>The one-shot-to-one channel is composed of a possibly empty cell, a condition for a sending thread to wait on, and a condition for a receiving thread to wait on.</text:p>
      <text:p text:style-name="P11"><text:tab/>The send operation deposits the message in the cell, signals on the recvCond, waits on the sendCond, and then returns the unit value. <text:s/>The recv operation waits on the recvCond, signals on the sendCond and then returns the deposited message.</text:p>
      <text:p text:style-name="P11"/>
      <text:p text:style-name="P11"><text:tab/>Although there are proofs that the communication topologies are sound with respect to the semantics, it would additionally be important to have proofs that the above specialized implementations are equivalent to the many-to-many implementation under the assumption of particular communication topologies.</text:p>
      <text:p text:style-name="P11"/>
      <text:p text:style-name="P10">Informal Objectives</text:p>
      <text:p text:style-name="P11"><text:tab/>To optimize a Concurrent ML program with specialized implementations of communication, one needs to determine which specialized implementations in what context of the program are behaviorally equivalent to the original implementations. <text:s/>In this work we take the view that if some channel has some maximum number of processes competing to send or receive on it, then the implementation of the channel, send, and receive may be specialized to a faster version. <text:s/>We support this view informally, by providing example specialized implementations and stating the communication topologies for which they are valid. <text:s/>However, such claims should not be trusted, and we hope that future work can develop formal proofs of correct transformations by relying on the formal proofs of soundness that developed in this work. <text:s/>For example:</text:p>
      <text:p text:style-name="P11"/>
      <text:p text:style-name="P12">Suppose structure Chan is a general implementation of communication, and OneToOneChan is a specialized implementation of communication; if channel c is one-to-one, </text:p>
      <text:p text:style-name="P12">c is implemented with Chan in p, and program px = p with c's implementation replaced by OneToOneChan, then evaluation of p is behaviorally equivalent to the evaluation of px.</text:p>
      <text:p text:style-name="P11"/>
      <text:p text:style-name="P11">Such a theorem tells us if a transformation is correct, but it doesn't tell if we can find the necessary conditions for making the transformation. <text:s/>In addition, we need proof that we can determine that a channel is one-to-one or can be classified as some other topology. <text:s/>Since programs are not required to <text:soft-page-break/>terminate communication topologies are defined by the runtime communication, it is not always possible to determine a precise communication topology. <text:s/>However it should be possible to determine an approximate communication topology, or the static communication topology. <text:s/>With a proof that the static communication topology is computable, along with proof that static topology implies some runtime topology, the we can show that the necessary conditions attainable.</text:p>
      <text:p text:style-name="P11"><text:tab/>In this work, we focus on the formal proofs that demonstrate that static communication topology classifications imply certain runtime communication topology classifications, i.e. proofs of soundness of static communication topology classification. <text:s/>For one-to-one classification, the soundness of static classification means</text:p>
      <text:p text:style-name="P11"/>
      <text:p text:style-name="P12">if variable x is statically determined to be a channel with one-to-one communication topology in program p, then for all states v if p evaluates to v, then all channels created with binding x have one-to-one topology in program p's evaluation to state v.</text:p>
      <text:p text:style-name="P13"/>
      <text:p text:style-name="P11">We could also create an analogous description of evaluation with a static description of evaluation, describing abstract values representing all possible values produced by evaluation program p up to any state v.</text:p>
      <text:p text:style-name="P11"/>
      <text:p text:style-name="P12">if program p statically evaluates to abstract values in W, and <text:s/>variable x is statically determined to be a channel with one-to-one communication topology in program p with abstract values W, then </text:p>
      <text:p text:style-name="P12">if variable x is statically determined to be a channel with one-to-one communication topology in program p, then for all states v where p evaluates to v, all channels created with binding x have one-to-one topology in program p's evaluation to state v.</text:p>
      <text:p text:style-name="P11"><text:tab/></text:p>
      <text:p text:style-name="P24">Factoring out the static evaluation from communication topology classification, not only gives a nice symmetry with the runtime evaluation, but also emphasizes the importance of the describing abstract values, common to all communication topologies. </text:p>
      <text:p text:style-name="P24"/>
      <text:p text:style-name="P24"/>
      <text:p text:style-name="P10">Formal Objectives</text:p>
      <text:p text:style-name="P24">In order to give a convincing proof of the soundness, we need precise descriptions of the soundness theorems. <text:s/>In fact, we give descriptions that are as precise as possible – they are formal, and our proofs are as convincing as possible – they are mechanically verifiable and automatically checked by the actively maintained software Isabelle.</text:p>
      <text:p text:style-name="P24"/>
      <text:p text:style-name="P23">Syntax</text:p>
      <text:p text:style-name="P24"><text:tab/>The syntax of the language of programs is in a very restricted ANF form, which can be viewed <text:soft-page-break/>as an intermediate representation. <text:s/>It consists of variables and three other mutually dependent parts. <text:s/>An expression has one of two forms. <text:s/>Either it can be a variable binding followed by an expression, or it can be a result variable. <text:s/>A bindee consists of the unit value literal, and a prim, which consists of literals for events, which are used for synchronization, pairs, left and right parts of sums, and function abstractions. <text:s/>Additionally, it consists of syntax for channel generation, thread spawning, synchronization, <text:s/>accessing first and second items of pairs, pattern matching and function application. <text:s/><text:span text:style-name="T21">prim</text:span> is factored out of the bindee in order to concisely define certain relations on just those constructs.</text:p>
      <text:p text:style-name="P24"/>
      <text:p text:style-name="P28">datatype var = Var string</text:p>
      <text:p text:style-name="P28"/>
      <text:p text:style-name="P28">datatype exp = </text:p>
      <text:p text:style-name="P28"><text:s text:c="2"/>Let var bind exp |</text:p>
      <text:p text:style-name="P28"><text:s text:c="2"/>Result var</text:p>
      <text:p text:style-name="P28"/>
      <text:p text:style-name="P28">and bind = </text:p>
      <text:p text:style-name="P28"><text:s text:c="2"/>Unit |</text:p>
      <text:p text:style-name="P28"><text:s text:c="2"/>Chan |</text:p>
      <text:p text:style-name="P28"><text:s text:c="2"/>Prim prim |</text:p>
      <text:p text:style-name="P28"><text:s text:c="2"/>Spawn exp |</text:p>
      <text:p text:style-name="P28"><text:s text:c="2"/>Sync var |</text:p>
      <text:p text:style-name="P28"><text:s text:c="2"/>Fst var |</text:p>
      <text:p text:style-name="P28"><text:s text:c="2"/>Snd var |</text:p>
      <text:p text:style-name="P28"><text:s text:c="2"/>Case var var exp var exp |</text:p>
      <text:p text:style-name="P28"><text:s text:c="2"/>App var var</text:p>
      <text:p text:style-name="P28"/>
      <text:p text:style-name="P28">and prim = </text:p>
      <text:p text:style-name="P28"><text:s text:c="2"/>SendEvt var var |</text:p>
      <text:p text:style-name="P28"><text:s text:c="2"/>RecvEvt var |</text:p>
      <text:p text:style-name="P28"><text:s text:c="2"/>Pair var var |</text:p>
      <text:p text:style-name="P28"><text:s text:c="2"/>Left var |</text:p>
      <text:p text:style-name="P28"><text:s text:c="2"/>Right var |</text:p>
      <text:p text:style-name="P28"><text:s text:c="2"/>Abs var var exp</text:p>
      <text:p text:style-name="P28"/>
      <text:p text:style-name="P24"/>
      <text:p text:style-name="P23">Dynamic Semantics</text:p>
      <text:p text:style-name="P24"><text:tab/>The dynamic semantics describes how a program is evaluated for any number of steps. <text:s/>A control label is composed of variables and used to indicate how an expression is reached abstractly from a previous step during evaluation. <text:s/>A control path is a list of control labels, which is used to abstractly describe the multiple steps taken to reach a point in evaluation. <text:s/>A channel consists of the control path leading to its generation site and the variable that the new channel becomes bound to. <text:s/>A <text:soft-page-break/>value is either the unit value, a channel instance, or a closure consisting of a primitive with an environment that maps variables to further values. <text:s/>A continuation frame is composed of a variable, yet to be bound, an expression that may use the variable, and an environment mapping variables in the expression to their bound values. <text:s/>A continuation stack is a stack of continuation frames. <text:s/>A state consists of an expression, yet to be evaluated, an environment containing the values bound to variables determined by previous steps, and a continuation stack.</text:p>
      <text:p text:style-name="P24"><text:tab/>The sequential step predicate means that a state takes a single deterministic step in evaluation. The predicate is defined to hold by the inference rules listed in [Figure ?]. <text:s/>The Result rule says that a state containing a Result expression and a nonempty continuation stack steps to a state containing an expression from the first frame on the continuation stack. <text:s/>The unbound frame variable becomes bound to the value bound to the Result variable, and the remainder of the continuation stack becomes new continuation stack. <text:s/>The Let_Unit rule says that a state consisting of a Let expression with a variable binding to the unit literal, steps to a state containing the Let expression's next expression with Let binding variable bound to the unit value. <text:s/>The Let_Fst rule says that a state consisting of a Let expression with variable binding to a Fst bindee, steps to a state containing the Let expression's next expression, with the Let binding variable bound to a new value, that which is the first value of the pair value bound to the Fst bindee's variable. <text:s/>The Let_Snd rule is similar. <text:s/>The Let_Case_Left rule says that a state consisting of a Let expression with a variable binding to a Case bindee steps to the left expression of the Case bindee, with the Left binding variable bound in the expression to the value within a Left value, that which is bound to the Case binding variable. <text:s/>The continuation stack is updated with a frame containing the Let binding variable and the Let expression's next expression, along with the original environment. <text:s/>The Let_Case_Right rule is similar. <text:s/>The Let_App rule says that a state consisting of a Let expression with a variable binding to a function application steps a state containing the expression within the function abstraction, along with function parameter bound to the function abstraction itself, and the abstraction's input parameter bound to value of the application argument. <text:s/>As with Let_Case_Left, and Let_Case_Right, the stack is updated with a frame containing the Let binding variable and the Let expression's next expression, along with the original environment.</text:p>
      <text:p text:style-name="P24"><text:s/><text:tab/>A thread pool is a mapping from control paths to states, where is control path abstractly represents the steps taken up to the state it points to. <text:s/>The leaf predicate asserts that a control path exists in a thread pool and is not a prefix of any other control path in the thread pool.</text:p>
      <text:p text:style-name="P24"><text:tab/>The concurrent step predicate asserts that a thread pool takes a nondeterministic step in evaluation. <text:s/>The Seq_Step_Down rule says that a thread pool may step to the same thread pool updated with an existing leaf path extended with a Down control label mapping to a new state; <text:s/>The existing control path leads to a state with a Result expression and a nonempty continuation stack. <text:s/>The front continuation frame contains the variable of the Down control <text:s/>label, and the state sequentially steps to the new state of the thread pool. <text:s/>The Seq_Step rule says that a thread pool may step to the same thread pool updated with an existing leaf path extended with a Seq control label mapping to a new state. <text:s/>The <text:soft-page-break/>existing path leads to a state with a Let expression, where the Let binding variable is that of the Seq control label, and the state sequentially steps to the new state of the thread pool, with the continuation unchanged. <text:s text:c="2"/>The Seq_Step_Up rule says that a thread pool may step to the same thread pool updated with an existing leaf path extended with an Up control label mapping to a new state. <text:s/>The existing path leads to a state containing a Let expression. <text:s/>The Let binding variable is that of the Up control label, and the state sequentially steps to a new state with a new frame added to the continuation stack. <text:s/>The frame consists of the original state's Let binding variable, the Let expression's next expression and the environment. <text:s/>The existing state sequentially steps to the new state of the thread pool. <text:s/>The Let_Chan rule states that a thread pool steps to the same thread pool updated with a an existing leaf path extended with a Seq control label mapping to a state. <text:s/>The existing path leads to a state consisting of a Let expression binding to channel generation. <text:s/>The Let binding variable is that of the Seq control label, and the thread pool's new state consists of the Let expression's next expression with the Let binding variable bound to a new channel value with an identity constructed from the existing path and the binding variable. <text:s/>The Let_Spawn rule states that a thread pool may step to the same thread pool updated with two new paths mapping to two new states. <text:s/>One path consists of an existing leaf path extended with a Seq control label, and the other consists of a the same path extend with a Spawn control label. <text:s/>The existing path leads to a state containing a Let expression binding with a Spawn bindee. <text:s/>The new state associated with the Spawn control label consists of the Spawn bindee's expression, the existing state's environment, and an empty continuation stack. <text:s/>The new state associated with <text:s/>the Seq control label consists of the Let expression's next expression, the original environment updated with the Let binding variable mapped to the unit value, and the same continuation stack. <text:s/>The Let_Sync rule says that a thread pool steps to the same thread pool updated with two new paths mapping to two new states. <text:s/>One new path is an extension of an existing leaf path that points to an expression with a binding to a sync on a variable bound to a send event. <text:s/>The new state associated with the extended path consists of the Let expression's next expression and the Let binding variable bound to the unit value, and unchanged continuation stack. <text:s/>The other new path is an extension of an existing leaf path that points to an expression with a binding to a sync on a variable bound to a receive event. <text:s/>The new path is associated with a new state containing the Let expressions's next expression, the Let binding variable bound to the value of of the send event's message, and an unchanged continuation stack. <text:s/>The channel variables of both events are bound to the same channel.</text:p>
      <text:p text:style-name="P24"><text:tab/>The star predicate is defined by two inference rules. <text:s/>The Refl rule says that star holds for a binary predicate and two identical terms that could be arguments for the predicate. <text:s/>The Step rule says that star holds for a binary predicate and two terms, where the predicate holds for the first term and an intermediate term, and star holds for the predicate the intermediate term and the second term. <text:s/>The multi concurrent step predicate is simply the star predicate partially applied to the concurrent step predicate.</text:p>
      <text:p text:style-name="P24"/>
      <text:p text:style-name="P24"><text:soft-page-break/></text:p>
      <text:p text:style-name="P23">Dynamic Communication Topology Classification</text:p>
      <text:p text:style-name="P24"><text:tab/>The dynamic communication topology classification classifies channels based on the number of of processes that compete to synchronize on different events on channels. <text:s/>The is_send_path predicate asserts that a specified control path leads to a synchronization on a send event on a specified channel in a specified thread pool. <text:s/>The is_recv_path predicate asserts that a specified control path leads to a synchronization on a receive event on a specified channel in a specified thread pool. <text:s/>The all predicate asserts that a specified binary relation on control paths holds for all paths satisfying a specified predicate. <text:s/>Two control paths are ordered iff one is the prefix of the other. <text:s/>The one_shot predicate asserts that there is exactly one send path that leads to a specified channel in a specified thread pool, by saying that all send paths to the channel in the thread pool are equal. <text:s/>The one_to_one predicate asserts that for a specified thread pool and channel, all send paths are ordered, and all receive paths are ordered. <text:s/>If paths to synchronization on a channel are ordered, then they cannot compete with each other, meaning that at most one process attempts to synchronize before a synchronization is completed. <text:s/>The fan_out predicate simply says that for a specified thread pool and channel, all send paths are ordered. <text:s/>The fan_in predicate says that for a specified thread pool and channel, all receive paths are ordered.</text:p>
      <text:p text:style-name="P24"/>
      <text:p text:style-name="P23">Static Semantics</text:p>
      <text:p text:style-name="P24"><text:tab/>The static semantics describes an imprecise range of values associated with variables in a program during any step of the program's evaluation. <text:s/>Abstract values are used to represent a range of concrete values. <text:s/>An abstract value is either an abstract channel identified by a variable, <text:s/>an abstract unit value, which is just as precise as its concrete counterpart, or an abstract primitive, which represents the range of closures over that primitive. <text:s/>The abstract value environment is a mapping from variables to sets of abstract values. <text:s/>The result variable function determines the variable of a Result expression or determines the result variable of a Let expression's next expression.</text:p>
      <text:p text:style-name="P24"><text:tab/>The accept predicate asserts that two abstract value environments represent value associations of a program. <text:s/>The first abstract value environment V maps variables in the program to values, which they bind to, including Let bindings, Case bindings, and abstraction bindings. <text:s/>The second abstract value environment C maps variables to the values sent as messages over channels that are abstractly identified by the variables. <text:s/>The Result rule says that any two abstract value environments accept a Result expression. <text:s/>Since there are no bindings and no mention of channels in a Result expression, any binding environment and any message environment contains all values for the expression vacuously. The Let_Unit rule says that two abstract environments accepts a Let expression with a binding to the unit literal, where the binding environment maps the binding variable to the abstract unit value, and the abstract value environments accept the Let expression's next expression. <text:s/>The rules for Let_Chan, Let_Send_Evt, Let_Recv_Evt, Let_Pair, Let_Left, Let_Right are similar. <text:s/>The Let_Abs rule says that <text:soft-page-break/>two abstract environments accept a Let expression with a binding to a function abstraction, where the function parameter of the function abstraction maps to the abstract value of the function abstraction, and the abstract value environments also accept the expression within the function abstraction. Additionally, the Let binding variable also maps to the abstract value of the function abstraction, and like previous rules, the abstract value environments accept the Let expression's next expression. <text:s/>The Let_Spawn rule says that two abstract value environments accept a Let expression with binding to a Spawn bindee, where the the Let binding variable maps to the abstract unit value in the abstract value binding environment, and the two abstract value environments accept both the expression within the Spawn bindee and the Let expression's next expression. <text:s/>The Let_Sync rule says that two abstract value environments accept a Let expression with binding to a synchronization. <text:s/>For all abstract send event values bound to the Sync's variable, and all abstract channel values of the abstract send event values, the abstract values of the send events' message variables are also bound to the abstract channel identifier in the message binding environment. <text:s/>Additionally, the Let binding variable is bound to the abstract unit value. <text:s/>For all abstract receive event values bound to the Sync's variable, and all abstract channels of the abstract receive event values, the message abstract value of the channel identifier is also bound to the the Let binding's variable in the binding abstract value environment. <text:s/>The Let_Fst rule says that two abstract value environments accept a Let expression with binding to an access of first of pair, where for all abstract pair values bound to the Fst's variable, the abstract value of the first variable is also bound to the Let binding's variable in the binding abstract value environment. <text:s/>Additionally, the two abstract value environments accept the Let expression's next expression. <text:s/>The Let_Snd rule is similar. <text:s/>The Let_Case rule says that two abstract value environments accept a Let expression with binding to case pattern matching. <text:s/>For all the left abstract values bound to the variable of the case binding, the abstract value, wrapped in the abstract left value, will also be bound to the case left binding for use in the case left expression. <text:s/>The abstract value bound to the the result variable of the case left expression is also bound to Let binding variable, and the two abstract value environments accept the case left expression. <text:s/>For all the right abstract values bound to the variable of the case binding, the abstract value, wrapped in the abstract right value, will also be bound to the case right binding for use in the case right expression. <text:s/>The abstract value bound to the the result variable of the case right expression is also bound to Let binding variable, and the two abstract value environments accept the case right expression. <text:s/>Additionally, the two abstract value environments accept the Let expression's next expression. <text:s/>The Let_App rule says that two abstract value environments accept a Let expression with binding to a function application. <text:s/>For all abstract function abstraction values in the function being applied, the abstract value of the application's argument is also the abstract value of the function abstraction value's input parameter, and the abstract value of the result variable of the function abstraction's expression is also bound to the Let binding variable. <text:s/>As with previous rules, the two abstract value environments accept the Let expression's next expression. <text:s/>It is worth noting that the rule <text:s/>does not require that the two abstract environments also accept the expression within the function <text:soft-page-break/>abstraction. <text:s/>Doing so would result in a coinductive description, since the function being applied could also be applied in its own inner expression. <text:s/>A coinductive description would certainly not be computable, which would defeat the purpose of the static semantics.</text:p>
      <text:p text:style-name="P24"/>
      <text:p text:style-name="P23">Static Traceability</text:p>
      <text:p text:style-name="P24"><text:tab/>The notion of traceability in the dynamics semantics is implicit from the existence of a control path mapping to a state in a thread pool. <text:s/>In contrast, the the static description of traceability requires an inductive definition. <text:s/>A control path is balanced iff it is empty; it consists of a exactly one control label that happens to be a Seq control label; it starts with an Up control label of a variable, followed by a balanced control path, followed by a Down control label with the same variable; or it is two balanced control paths stuck together. <text:s/>The static_traceable predicate asserts that a control path might trace to an expression from a specified starting expression and a binding abstract value environment. <text:s/>The Start rule simply says that an empty control path might trace to the same expression that it starts at. <text:s/>The Result rule says that a control path ending on a Down control label, with a balancing Up control label preceding it in the path, may trace to the next expression of a Let expression. <text:s/>The control path leading to the Down label might trace to a Result expression. <text:s/>The path between the Up and Down labels is balanced, and the the control path leading to the Up control label leads to the Let expression. <text:s/>The Let_Unit rule says that a control path ending with a Seq control label might trace to the next expression of a Let expression, where the path prefix leading to the Seq label might trace to the Let expression. The rules for Let_Chan, Let_Prim, Let_Spawn, Let_Sync, <text:s/>Let_Fst, and Let_Snd are similar. <text:s/>The Let_Case_Left rule says that a control path ending in an Up label might trace to the case left expression of a Let expression, where the path prefix leading to the Up label might trace to the Let expression. The Let binding variable is the the variable of the Up label. <text:s/>The Let_Case_Right rule is similar. <text:s/>The Let_App rule says that a control path ending in an Up label might trace to an expression within an function abstraction bound in a Let expression, where the path prefix leading to the Up label might trace to the Let expression. <text:s/>The Let binding variable is the the variable of the Up label.</text:p>
      <text:p text:style-name="P24"/>
      <text:p text:style-name="P23">Static Communication Topology Classification </text:p>
      <text:p text:style-name="P24"><text:tab/>The static communication topology classification classifies abstract identifiers of channels based on the number of processes that might compete to synchronize on different events on channels. The is_static_send_path predicate asserts that a control path might be traceable to a synchronization on a send event on a specified abstract channel, for a specified expression, using abstract values from a specified abstract binding environment. <text:s/>The is_static_recv_path predicate asserts that a control path might be traceable to a synchronization on a receive event on a specified abstract channel, for a specified expression, using abstract values from a specified abstract binding environment. <text:s/>The inclusive predicate asserts that two control paths may occur in the same run of a program. <text:s/>The Ordered rule says that two paths are inclusive if they are ordered. <text:s/>The Spawn_Left and Spawn_Right rules say <text:soft-page-break/>that two paths are inclusive if one path was spawned by the other. <text:s/>Two paths are singular iff either they are the same, or they are not inclusive, thus cannot occur in the same run of the program. <text:s/>Two paths are noncompetitive iff either they are ordered, or they are not inclusive. <text:s/>The static topology definitions follow a similar patter to their dynamic counterparts. <text:s/>The static_one_shot predicate asserts that all static send paths are singular for a specified abstract channel identifier, abstract environment, and expression. <text:s/>The static_one_to_one predicate asserts that all static send paths are noncompetitive, and all static receive paths are noncompetitive for a specified abstract channel identifier, abstract environment, and expression. <text:s/>The static_fan_out predicate asserts that all static send paths are noncompetitive for a specified abstract channel identifier, abstract environment, and expression. <text:s/>The static_fan_in predicate asserts that all static receive paths are noncompetitive for a specified abstract channel identifier, abstract environment, and expression.</text:p>
      <text:p text:style-name="P24"/>
      <text:p text:style-name="P23">Sound Communication Topology Classification Analysis</text:p>
      <text:p text:style-name="P24"><text:tab/>The static description of communication topology classification Analysis is useful only if the classification can be computed from the other parameters of the predicate, and if the dynamic classification analysis can be inferred from the static classification analysis. <text:s/>The theorems one_shot_sound, one_to_one_sound, fan_out_sound, and fan_in_sound, together enable the inference of dynamic descriptions form the static descriptions. <text:s/>The theorem one_shot_sound claims that a dynamic channel is dynamically classified as one shot in a thread pool that results from multiple concurrent steps from an initial program, if the dynamic channel's variable identifier is statically classified as one shot for the program and also a binding abstract value environment, message abstract value environment, that accept the program. <text:s/>The remaining soundness are similar.</text:p>
      <text:p text:style-name="P24"/>
      <text:p text:style-name="P23">References</text:p>
      <text:list xml:id="list7565757282078362853" text:style-name="L4">
        <text:list-item>
          <text:p text:style-name="P45">Donnelly, K. and Fluet, M. Transactional events. ACM SIGPLAN Notices 2006, 41(9), pp.124-135.</text:p>
        </text:list-item>
        <text:list-item>
          <text:p text:style-name="P46">Flanagan C., Sabry A., Duba B.F., Felleisen M. The Essence of Compiling with Continuations. In ACM SIGPLAN Notices; 1993 Aug 1 (Vol. 28, No. 6, pp. 237-247). ACM.</text:p>
        </text:list-item>
        <text:list-item>
          <text:p text:style-name="P45">Fluet, M. A type-and control-flow analysis for System F. In Symposium on Implementation and Application of Functional Languages (pp. 122-139). 2012 August. Springer, Berlin, Heidelberg.</text:p>
        </text:list-item>
        <text:list-item>
          <text:p text:style-name="P46">Matichuk D., Murray T., Wenzel M. Eisbach: A Proof Method Language for Isabelle. Journal of Automated Reasoning. 2016 Mar 1;56(3):261-82.</text:p>
        </text:list-item>
        <text:list-item>
          <text:p text:style-name="P46">Nielson F., Nielson H.R., Hankin C. Principles of program analysis. Springer; 2015 Feb 27.</text:p>
        </text:list-item>
        <text:list-item>
          <text:p text:style-name="P46">Nipkow T, Klein G. Concrete Semantics: With Isabelle/HOL. Springer; 2014 Dec 3.</text:p>
        </text:list-item>
        <text:list-item>
          <text:p text:style-name="P46">Paulson L.C., Nipkow T. Isabelle Tutorial and User’s Manual. University of Cambridge, Computer Laboratory; 1990.</text:p>
        </text:list-item>
        <text:list-item>
          <text:p text:style-name="P46">Reppy, J.H. Concurrent Programming in ML. Cambridge University Press; 2007 Sep 14.</text:p>
        </text:list-item>
        <text:list-item>
          <text:p text:style-name="P45">Reppy, J. H. CML: A Higher-Order Concurrent Language. In PLDI’91, New York, NY, June 1991. ACM, pp. 293–305. </text:p>
        </text:list-item>
        <text:list-item>
          <text:p text:style-name="P45"><text:soft-page-break/>Reppy, J., Russo, C.V. and Xiao, Y. Parallel concurrent ML. In ACM SIGPLAN Notices 2009 August (Vol. 44, No. 9, pp. 257-268). ACM.</text:p>
        </text:list-item>
        <text:list-item>
          <text:p text:style-name="P46">Reppy J, Xiao Y. Specialization of CML message-passing primitives. In ACM SIGPLAN Notices 2007 Jan 17 (Vol. 42, No. 1, pp. 315-326). ACM.</text:p>
        </text:list-item>
        <text:list-item>
          <text:p text:style-name="P46">Reppy, J. Type-sensitive control-flow analysis. In ML ’06, New York, NY, September 2006. ACM, pp. 74–83. </text:p>
        </text:list-item>
        <text:list-item>
          <text:p text:style-name="P47">Shivers, O. Control-flow analysis of higher-order languages. PhD dissertation, Carnegie Mellon University, 1991.</text:p>
        </text:list-item>
        <text:list-item>
          <text:p text:style-name="P47">Wenzel M. The Isabelle/Isar Reference Manual.</text:p>
        </text:list-item>
        <text:list-item>
          <text:p text:style-name="P47">Wenzel M, Haftmann F, Paulson L. The Isabelle/Isar Implementation.</text:p>
        </text:list-item>
        <text:list-item>
          <text:p text:style-name="P47">Xiao, Y. Toward optimization of Concurrent ML. Master’s dissertation, University of Chicago, December 2005. </text:p>
        </text:list-item>
        <text:list-item>
          <text:p text:style-name="P44"><text:a xlink:type="simple" xlink:href="http://isabelle.in.tum.de/" text:style-name="Internet_20_link" text:visited-style-name="Visited_20_Internet_20_Link"><text:span text:style-name="T19">http://isabelle.in.tum.de/</text:span></text:a></text:p>
        </text:list-item>
        <text:list-item>
          <text:p text:style-name="P47">Serrano, M. Control flow analysis: a functional languages compilation paradigm. In <text:span text:style-name="T12">SAC ’95: Proceedings of the 1995 ACM symposium on Applied Computing</text:span>, New York, NY, 1995. ACM, pp. 118–122. </text:p>
        </text:list-item>
      </text:lis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4-17T14:19:36</dc:date>
    <dc:creator>Thomas Logan</dc:creator>
    <meta:generator>OpenOffice/4.1.5$Unix OpenOffice.org_project/415m1$Build-9789</meta:generator>
    <meta:editing-duration>P36DT10H58M38S</meta:editing-duration>
    <meta:editing-cycles>630</meta:editing-cycles>
    <meta:document-statistic meta:table-count="0" meta:image-count="0" meta:object-count="0" meta:page-count="25" meta:paragraph-count="274" meta:word-count="11020" meta:character-count="67809"/>
  </office:meta>
</office:document-meta>
</file>